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74in"/>
    </style:style>
    <style:style style:name="co2" style:family="table-column">
      <style:table-column-properties fo:break-before="auto" style:column-width="2.803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2.6902in"/>
    </style:style>
    <style:style style:name="co7" style:family="table-column">
      <style:table-column-properties fo:break-before="auto" style:column-width="0.6575in"/>
    </style:style>
    <style:style style:name="co8" style:family="table-column">
      <style:table-column-properties fo:break-before="auto" style:column-width="2.7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45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 Mono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Ubuntu Mono"/>
    </style:style>
    <style:style style:name="ce4" style:family="table-cell" style:parent-style-name="Default">
      <style:text-properties style:font-name="Ubuntu Mono"/>
    </style:style>
    <style:style style:name="ce19" style:family="table-cell" style:parent-style-name="Default">
      <style:table-cell-properties fo:background-color="#afd095"/>
      <style:text-properties style:font-name="Ubuntu Mono"/>
    </style:style>
    <style:style style:name="ce5" style:family="table-cell" style:parent-style-name="Default">
      <style:text-properties fo:color="#ff8000" style:font-name="Ubuntu Mono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Ubuntu Mono"/>
    </style:style>
    <style:style style:name="ce7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font-name="Ubuntu Mono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Mono"/>
    </style:style>
    <style:style style:name="ce9" style:family="table-cell" style:parent-style-name="Default">
      <style:table-cell-properties fo:background-color="#ff8000"/>
      <style:text-properties style:font-name="Ubuntu Mono"/>
    </style:style>
    <style:style style:name="ce10" style:family="table-cell" style:parent-style-name="Default">
      <style:table-cell-properties fo:background-color="#ff8000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8000" style:text-align-source="fix" style:repeat-content="false"/>
      <style:paragraph-properties fo:text-align="start" fo:margin-left="0in"/>
      <style:text-properties style:font-name="Ubuntu Mono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 Mono"/>
    </style:style>
    <style:style style:name="ce16" style:family="table-cell" style:parent-style-name="Default">
      <style:table-cell-properties fo:background-color="#ff8000"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Ubuntu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8"/>
        <table:table-column table:style-name="co5" table:default-cell-style-name="ce1"/>
        <table:table-column table:style-name="co6" table:default-cell-style-name="ce4"/>
        <table:table-column table:style-name="co7" table:default-cell-style-name="ce1"/>
        <table:table-column table:style-name="co8" table:default-cell-style-name="ce13"/>
        <table:table-column table:style-name="co4" table:number-columns-repeated="56" table:default-cell-style-name="ce4"/>
        <table:table-row table:style-name="ro1" table:number-rows-repeated="9">
          <table:table-cell table:number-columns-repeated="64"/>
        </table:table-row>
        <table:table-row table:style-name="ro2">
          <table:table-cell office:value-type="string" calcext:value-type="string">
            <text:p>module name</text:p>
          </table:table-cell>
          <table:table-cell office:value-type="string" calcext:value-type="string">
            <text:p><text:s/>function</text:p>
          </table:table-cell>
          <table:table-cell table:style-name="ce6" office:value-type="string" calcext:value-type="string">
            <text:p>Module #</text:p>
          </table:table-cell>
          <table:table-cell office:value-type="string" calcext:value-type="string">
            <text:p>Function #</text:p>
          </table:table-cell>
          <table:table-cell office:value-type="string" calcext:value-type="string">
            <text:p>Payload bytes</text:p>
          </table:table-cell>
          <table:table-cell office:value-type="string" calcext:value-type="string">
            <text:p>payload type</text:p>
          </table:table-cell>
          <table:table-cell table:style-name="ce6" office:value-type="string" calcext:value-type="string">
            <text:p>Response bytes</text:p>
          </table:table-cell>
          <table:table-cell office:value-type="string" calcext:value-type="string">
            <text:p>Response type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45">
            <text:p>GAO</text:p>
          </table:table-cell>
          <table:table-cell table:style-name="ce19" office:value-type="string" calcext:value-type="string">
            <text:p>gaoSetGai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table:style-name="ce19" office:value-type="string" calcext:value-type="string">
            <text:p>gaoGetGai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table:style-name="ce19" office:value-type="string" calcext:value-type="string">
            <text:p>gaoSet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table:style-name="ce19" office:value-type="string" calcext:value-type="string">
            <text:p>gaoGet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table:style-name="ce19" office:value-type="string" calcext:value-type="string">
            <text:p>gaoSetTempCorrectio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table:style-name="ce19" office:value-type="string" calcext:value-type="string">
            <text:p>gaoGetTempCorrectio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IConstL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IConstL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IConstM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IConstM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Averager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Averager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NumFFCFrame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NumFFCFrame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GetAverager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TestRamp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TestRamp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S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Sffc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pm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pm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GetRpm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1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FfcZeroMea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FfcZeroMeanState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Pop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Pop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Close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Close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TooFewQuit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2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TooFewQuit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TooFew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TooFew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MinCorrection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MinCorrection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FrameHysteresi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FrameHysteresis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Bad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BadDamping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SetRnsNumGoodDamping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gaoGetRnsNumGoodDampingThreshol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gaoGetRnsFfcDesired(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3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14">
            <text:p>ROIC</text:p>
          </table:table-cell>
          <table:table-cell office:value-type="string" calcext:value-type="string">
            <text:p>roicGetFPATemp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GetFrameCoun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GetActiveNormalizationTarge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SetFPARampStat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roicGetFPARampStat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GetSensorADC1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GetSensorADC2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SetFPATempOffse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roicGetFPATempOffset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SetFPATempMod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ROIC_TEMP_MOD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roicGetFPATempMod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ROIC_TEMP_MOD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GetFPATempTabl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2" office:value-type="string" calcext:value-type="string">
            <text:p>FLR_ROIC_FPATEMP_TABLE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roicSetFPATempValu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roicGetFPATempValue(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 table:number-columns-spanned="1" table:number-rows-spanned="2">
            <text:p>BPR (bad pixel replace)</text:p>
          </table:table-cell>
          <table:table-cell office:value-type="string" calcext:value-type="string">
            <text:p>bprSetState(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prGetState(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6">
            <text:p>Telemetry</text:p>
          </table:table-cell>
          <table:table-cell office:value-type="string" calcext:value-type="string">
            <text:p>telemetrySetState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elemetryGetState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lemetrySetLocation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LOC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elemetryGetLocation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LOC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lemetrySetPacking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PACKING_E 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elemetryGetPacking(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TELEMETRY_PACKING_E 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69">
            <text:p>Boson</text:p>
          </table:table-cell>
          <table:table-cell office:value-type="string" calcext:value-type="string">
            <text:p>bosonGetCameraS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CameraP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12" office:value-type="string" calcext:value-type="string">
            <text:p>FLR_BOSON_PARTNUMBER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SensorS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RunFFC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SetFFCTemp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FFCTemp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FFCFrame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a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FFCFrame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/>
          <table:table-cell table:number-columns-repeated="57"/>
        </table:table-row>
        <table:table-row table:style-name="ro1">
          <table:covered-table-cell/>
          <table:table-cell office:value-type="string" calcext:value-type="string">
            <text:p>bosonGetFFCInProgres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Reboot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SetFF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BOSON_FFCMOD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FF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FFCMOD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Gain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BOSON_GAINMOD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Gain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GAINMOD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WriteDynamicHeader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ReadDynamicHeaderFrom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9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RestoreFactoryDefaultsFrom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1b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RestoreFactoryBadPixelsFrom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WriteBadPixels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GetSoftwareRev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3x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BadPixelLocatio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x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lookupFPATempDegC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lookupFPATempDegK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WriteLensNvFfc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3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WriteLensGainToFlas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SetLens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8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Lens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Table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a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Table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SensorP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3f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2" office:value-type="string" calcext:value-type="string">
            <text:p>FLR_BOSON_SENSOR_PARTNUMBER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GainSwitchParam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R_BOSON_GAIN_SWITCH_PARAMS_T</text:p>
          </table:table-cell>
          <table:table-cell table:style-name="ce7" office:value-type="float" office:value="16" calcext:value-type="float">
            <text:p>16</text:p>
          </table:table-cell>
          <table:table-cell table:style-name="ce12" office:value-type="string" calcext:value-type="string">
            <text:p>FLR_BOSON_GAIN_SWITCH_PARAMS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GainSwitchParam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GetSwitchToHighGainFlag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SwitchToLowGainFlag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CLowToHighPercent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MaxNUCTabl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MaxLensTabl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FfcWaitCloseFram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FfcWaitCloseFrame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4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CheckForTableSwitch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0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GetDesiredTableNumb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FfcStatu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FFCSTATUS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FfcDesire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LastFFCFrameCount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LastFFCTempDegK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TableSwitchDesire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OverTempThreshol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LowPower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OverTempEventOccurred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PermitThermalShutdownOverri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PermitThermalShutdownOverri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GetMyriadTemp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NvFFCNucTableNumberLens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NvFFCNucTableNumberLens1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6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NvFFCFPATempDegKx10Lens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NvFFCFPATempDegKx10Lens1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FFCWarnTimeInSec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FFCWarnTimeInSecx10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OverTempEventCounter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OverTempTimerInSec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OverTempTimerInSec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8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UnloadCurrentLensCorrection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9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SetTimeForQuickFFCsInSec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a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bosonGetTimeForQuickFFCsInSec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ReloadCurrentLensCorrection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c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bosonGetBootTimestamps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7c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2" office:value-type="string" calcext:value-type="string">
            <text:p>4x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SetExtSyn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BOSON_EXT_SYNC_MODE_E</text:p>
          </table:table-cell>
          <table:table-cell table:style-name="ce4"/>
          <table:table-cell table:number-columns-repeated="57"/>
        </table:table-row>
        <table:table-row table:style-name="ro1">
          <table:covered-table-cell/>
          <table:table-cell office:value-type="string" calcext:value-type="string">
            <text:p>bosonGetExtSyncMode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BOSON_EXT_SYNC_MOD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bosonGetSensorHostCalVersion(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a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18">
            <text:p>DVO</text:p>
          </table:table-cell>
          <table:table-cell office:value-type="string" calcext:value-type="string">
            <text:p>dvoSetAnalogVideoStat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AnalogVideoStat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SetOutputForma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OUTPUT_FORMAT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OutputForma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OUTPUT_FORMAT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SetOutputYCbCr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8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FLR_DVO_YCBCR_SETTINGS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OutputYCbCr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2" office:value-type="string" calcext:value-type="string">
            <text:p>FLR_DVO_YCBCR_SETTINGS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SetOutputRGB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a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FLR_DVO_RGB_SETTINGS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OutputRGB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FLR_DVO_RGB_SETTINGS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ApplyCustomSettings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dvoSetDisplayMod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DISPLAY_MOD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DisplayMod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DISPLAY_MODE_E</text:p>
          </table:table-cell>
          <table:table-cell table:number-columns-repeated="56"/>
        </table:table-row>
        <table:table-row table:style-name="ro1">
          <table:covered-table-cell/>
          <table:table-cell table:style-name="ce5" office:value-type="string" calcext:value-type="string">
            <text:p>dvoSetTyp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TYP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Type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TYP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SetVideoStandard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DVO_VIDEO_STANDARD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VideoStandard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DVO_VIDEO_STANDARD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SetCheckVideoDacPresen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dvoGetCheckVideoDacPresent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dvoGetClockInfo(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12" office:value-type="string" calcext:value-type="string">
            <text:p>20x{UINT32 or FLOAT}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4">
            <text:p>Capture</text:p>
          </table:table-cell>
          <table:table-cell office:value-type="string" calcext:value-type="string">
            <text:p>captureSingleFrame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captureFrames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2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FLR_CAPTURE_SETTINGS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captureSingleFrameWithSrc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CAPTURE_SRC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captureSingleFrameToFile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17" office:value-type="string" calcext:value-type="string" table:number-columns-spanned="1" table:number-rows-spanned="16">
            <text:p>SCNR (column noise reduction)</text:p>
          </table:table-cell>
          <table:table-cell office:value-type="string" calcext:value-type="string">
            <text:p>scnrSetEnableStat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EnableStat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ThColSum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ThColSum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ThPixel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ThPixel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MaxCorr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MaxCorr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GetThPixelApplied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GetMaxCorrApplied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ThColSum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ThColSum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ThPixel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ThPixel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nrSetMaxCorr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nrGetMaxCorrSafe(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30">
            <text:p>AGC</text:p>
          </table:table-cell>
          <table:table-cell office:value-type="string" calcext:value-type="string">
            <text:p>agcSetPercentPer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1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PercentPer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LinearPercen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LinearPercen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OutlierCu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OutlierCu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DrOut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MaxGa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9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MaxGa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df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b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df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c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Gamma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d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Gamma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First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LastBin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DetailHeadroom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3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DetailHeadroom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d2b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d2b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Sigma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7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SigmaR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UseEntropy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UseEntropy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1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ROI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FLR_ROI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ROI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FLR_ROI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MaxGainApplied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SigmaRApplied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SetOutlierCutBalance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7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agcGetOutlierCutBalance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agcGetOutlierCutApplied(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2xFLOAT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 table:number-columns-spanned="1" table:number-rows-spanned="13">
            <text:p>TF (TNR – temporal noise reduction)</text:p>
          </table:table-cell>
          <table:table-cell office:value-type="string" calcext:value-type="string">
            <text:p>tfSetEnableState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fGetEnableState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SetDelta_nf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fGetDelta_nf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SetTHDeltaMotion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fGetTHDeltaMotion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SetWLut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7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string" calcext:value-type="string">
            <text:p>FLR_TF_WLUT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fGetWLut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2" office:value-type="string" calcext:value-type="string">
            <text:p>FLR_TF_WLUT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GetMotionCount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SetMotionThreshol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e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fGetMotionThreshol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GetDelta_nfApplie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fGetTHDeltaMotionApplied()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9">
            <text:p>MEM</text:p>
          </table:table-cell>
          <table:table-cell office:value-type="string" calcext:value-type="string">
            <text:p>memReadCapture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3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UCHAR+UINT_32+UINT_16</text:p>
          </table:table-cell>
          <table:table-cell table:style-name="ce7" office:value-type="float" office:value="512" calcext:value-type="float">
            <text:p>512</text:p>
          </table:table-cell>
          <table:table-cell table:style-name="ce12" office:value-type="string" calcext:value-type="string">
            <text:p>BYTEARRAY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memGetCaptureSize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UINT_32+UINT_16+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memWriteFlash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5</text:p>
          </table:table-cell>
          <table:table-cell table:style-name="ce7" office:value-type="float" office:value="267" calcext:value-type="float">
            <text:p>267</text:p>
          </table:table-cell>
          <table:table-cell table:style-name="ce9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memReadFlash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6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…</text:p>
          </table:table-cell>
          <table:table-cell table:style-name="ce7" office:value-type="float" office:value="512" calcext:value-type="float">
            <text:p>512</text:p>
          </table:table-cell>
          <table:table-cell table:style-name="ce16" office:value-type="string" calcext:value-type="string">
            <text:p>BYTEARRAY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memGetFlashSize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7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R_MEM_LOCATION_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memEraseFlash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8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FLR_MEM_LOCATION_E+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memEraseFlashPartial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9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string" calcext:value-type="string">
            <text:p>FLR_MEM_LOCATION_E+UCHAR+2*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memReadCurrentGain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a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UINT_32+UINT_16</text:p>
          </table:table-cell>
          <table:table-cell table:style-name="ce7" office:value-type="float" office:value="512" calcext:value-type="float">
            <text:p>512</text:p>
          </table:table-cell>
          <table:table-cell table:style-name="ce16" office:value-type="string" calcext:value-type="string">
            <text:p>BYTEARRAY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memGetGainSize()</text:p>
          </table:table-cell>
          <table:table-cell table:style-name="ce7" office:value-type="string" calcext:value-type="string">
            <text:p>0xffff</text:p>
          </table:table-cell>
          <table:table-cell office:value-type="string" calcext:value-type="string">
            <text:p>0x0b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2" office:value-type="string" calcext:value-type="string">
            <text:p>UINT_32+2*UINT_16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4">
            <text:p>COLORLUT</text:p>
          </table:table-cell>
          <table:table-cell office:value-type="string" calcext:value-type="string">
            <text:p>colorLutSetControl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colorLutGetControl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colorLutSetId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COLORLUT_ID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colorLutGetId()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COLORLUT_ID_E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 table:number-columns-spanned="1" table:number-rows-spanned="19">
            <text:p>SPNR (Spatial Pattern Noise Reduction)</text:p>
          </table:table-cell>
          <table:table-cell office:value-type="string" calcext:value-type="string">
            <text:p>spnrSetEnableState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EnableState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GetState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SPNR_STAT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FrameDelay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5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FrameDelay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GetSFApplied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PSDKernel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a</text:p>
          </table:table-cell>
          <table:table-cell table:style-name="ce7" office:value-type="float" office:value="256" calcext:value-type="float">
            <text:p>256</text:p>
          </table:table-cell>
          <table:table-cell table:style-name="ce9" office:value-type="string" calcext:value-type="string">
            <text:p>FLR_SPNR_PSD_KERNEL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PSDKernel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b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256" calcext:value-type="float">
            <text:p>256</text:p>
          </table:table-cell>
          <table:table-cell table:style-name="ce12" office:value-type="string" calcext:value-type="string">
            <text:p>FLR_SPNR_PSD_KERNEL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S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c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S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S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e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S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1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D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0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DFMin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D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DFMax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SetNormTarget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4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nrGetNormTarget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nrGetNormTargetApplied()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5">
            <text:p>SCALER</text:p>
          </table:table-cell>
          <table:table-cell office:value-type="string" calcext:value-type="string">
            <text:p>scalerGetMax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alerSet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2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FLR_SCALER_ZOOM_PARAMS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alerGet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2" office:value-type="string" calcext:value-type="string">
            <text:p>FLR_SCALER_ZOOM_PARAMS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calerSetFractional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7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calerSetIndexZoom()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8</text:p>
          </table:table-cell>
          <table:table-cell table:style-name="ce7" office:value-type="float" office:value="28" calcext:value-type="float">
            <text:p>28</text:p>
          </table:table-cell>
          <table:table-cell table:style-name="ce9" office:value-type="string" calcext:value-type="string">
            <text:p>…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3">
            <text:p>SYSCTRL</text:p>
          </table:table-cell>
          <table:table-cell office:value-type="string" calcext:value-type="string">
            <text:p>sysctrlSetFreezeState()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sctrlGetFreezeState()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ysctrlGetCameraFrameRate()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9">
            <text:p>TESTRAMP</text:p>
          </table:table-cell>
          <table:table-cell office:value-type="string" calcext:value-type="string">
            <text:p>testRampSetTyp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0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UCHAR+FLR_TESTRAMP_TYP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estRampGetTyp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FLR_TESTRAMP_TYPE_E 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stRampSetSettings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2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UCHAR+FLR_TESTRAMP_SETTINGS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testRampGetSettings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>
            <text:p>FLR_TESTRAMP_SETTINGS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stRampSetMotionStat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stRampGetMotionState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testRampSetIndex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style-name="Default" table:number-columns-repeated="2"/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stRampGetIndex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testRampGetMaxIndex()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CHAR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28">
            <text:p>SYMBOLOGY</text:p>
          </table:table-cell>
          <table:table-cell office:value-type="string" calcext:value-type="string">
            <text:p>symbologySetEnab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Bitma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CHAR+4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SendData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3</text:p>
          </table:table-cell>
          <table:table-cell table:style-name="ce7" office:value-type="float" office:value="131" calcext:value-type="float">
            <text:p>131</text:p>
          </table:table-cell>
          <table:table-cell table:style-name="ce9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Arc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4</text:p>
          </table:table-cell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Tex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6</text:p>
          </table:table-cell>
          <table:table-cell table:style-name="ce7" office:value-type="float" office:value="146" calcext:value-type="float">
            <text:p>146</text:p>
          </table:table-cell>
          <table:table-cell table:style-name="ce9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MoveSprit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7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UCHAR+2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AddTo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RemoveFrom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UpdateAndShow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a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UpdateAndShow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b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Delet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DeleteGroup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FilledRectang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0e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UCHAR+4*UINT_16+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OutlinedRectang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UCHAR+4*UINT_16+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BitmapFromPng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2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UCHAR+3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CompressedBitmap()</text:p>
          </table:table-cell>
          <table:table-cell table:number-columns-repeated="2" office:value-type="string" calcext:value-type="string">
            <text:p>0x14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string" calcext:value-type="string">
            <text:p>UCHAR+4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BitmapFromPngFi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6</text:p>
          </table:table-cell>
          <table:table-cell table:style-name="ce7" office:value-type="float" office:value="133" calcext:value-type="float">
            <text:p>133</text:p>
          </table:table-cell>
          <table:table-cell table:style-name="ce9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ResetWritePosition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MoveByOffse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9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UCHAR+2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MoveGroupByOffse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a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UCHAR+2*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FilledEllips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b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UCHAR+4*UINT_16+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CreateLin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c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UCHAR+4*UINT_16+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SetZorder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d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SaveConfiguration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e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symbologyReloadConfiguration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1e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symbologyGetEnable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ymbologySetClonesNumber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2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mbologyMoveCloneByOffset()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22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2*UCHAR+2*UINT_16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14">
            <text:p>FILEOPS</text:p>
          </table:table-cell>
          <table:table-cell office:value-type="string" calcext:value-type="string">
            <text:p>fileOpsDir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Cd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1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Md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2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Fopen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3</text:p>
          </table:table-cell>
          <table:table-cell table:style-name="ce7" office:value-type="float" office:value="256" calcext:value-type="float">
            <text:p>256</text:p>
          </table:table-cell>
          <table:table-cell table:style-name="ce9" office:value-type="string" calcext:value-type="string">
            <text:p>2*128*U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Fclos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Fread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5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2*UINT_32</text:p>
          </table:table-cell>
          <table:table-cell table:style-name="ce7" office:value-type="float" office:value="132" calcext:value-type="float">
            <text:p>132</text:p>
          </table:table-cell>
          <table:table-cell table:style-name="ce12" office:value-type="string" calcext:value-type="string">
            <text:p>128*UCHAR+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Fwrit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6</text:p>
          </table:table-cell>
          <table:table-cell table:style-name="ce7" office:value-type="float" office:value="136" calcext:value-type="float">
            <text:p>136</text:p>
          </table:table-cell>
          <table:table-cell table:style-name="ce9" office:value-type="string" calcext:value-type="string">
            <text:p>2*UINT_32+128*U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Ftell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7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fileOpsFseek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8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3*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Ftruncat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9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2*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Rmdir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a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Rm() 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b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Renam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c</text:p>
          </table:table-cell>
          <table:table-cell table:style-name="ce7" office:value-type="float" office:value="256" calcext:value-type="float">
            <text:p>256</text:p>
          </table:table-cell>
          <table:table-cell table:style-name="ce9" office:value-type="string" calcext:value-type="string">
            <text:p>2*128*UCHAR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fileOpsGetFileSize()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0d</text:p>
          </table:table-cell>
          <table:table-cell table:style-name="ce7" office:value-type="float" office:value="128" calcext:value-type="float">
            <text:p>128</text:p>
          </table:table-cell>
          <table:table-cell table:style-name="ce12" office:value-type="string" calcext:value-type="string">
            <text:p>128*UCHAR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3">
            <text:p>JFFS2</text:p>
          </table:table-cell>
          <table:table-cell office:value-type="string" calcext:value-type="string">
            <text:p>jffs2Mount(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covered-table-cell/>
          <table:table-cell office:value-type="string" calcext:value-type="string">
            <text:p>jffs2Unmount(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2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jffs2GetState()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JFFS2_STATE_E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6">
            <text:p>SPLASHSCREEN</text:p>
          </table:table-cell>
          <table:table-cell office:value-type="string" calcext:value-type="string">
            <text:p>splashScreenSetDuration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2*UINT_32</text:p>
          </table:table-cell>
          <table:table-cell table:number-columns-repeated="58"/>
        </table:table-row>
        <table:table-row table:style-name="ro3">
          <table:covered-table-cell/>
          <table:table-cell office:value-type="string" calcext:value-type="string">
            <text:p>splashScreenSetDataType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1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UINT_32+FLR_SPLASHSCREEN_FILETYP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lashScreenSetBackground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2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2*UINT_32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plashScreenGetDuration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3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lashScreenGetDataType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4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SPLASHSCREEN_FILETYPE_E 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plashScreenGetBackground()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05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table-cell table:style-name="ce17" office:value-type="string" calcext:value-type="string" table:number-columns-spanned="1" table:number-rows-spanned="4">
            <text:p>SYSTEMSYMBOLS</text:p>
          </table:table-cell>
          <table:table-cell office:value-type="string" calcext:value-type="string">
            <text:p>systemSymbolsGetID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SYSTEMSYMBOLS_SYMBOL_E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string" calcext:value-type="string">
            <text:p>UCHAR+FLR_SYSTEMSYMBOLS_SYMBOL_E 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ystemSymbolsSetID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3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…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ystemSymbolsGetEnable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SYSTEMSYMBOLS_SYMBOL_E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ystemSymbolsSetEnable()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05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FLR_SYSTEMSYMBOLS_SYMBOL_E+FLR_ENABLE_E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11">
            <text:p>SFFC</text:p>
          </table:table-cell>
          <table:table-cell office:value-type="string" calcext:value-type="string">
            <text:p>sffcGetScaleFactor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GetDelt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SetDelt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ffcGetDelt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SetDelt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4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ffcGetFp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SetFpaTempLinear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6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ffcGetFp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OA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SetFpaTempOffsetCoeff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8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FLOA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ffcGetDeltaTempTimeLimitInSecs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ffcSetDeltaTempTimeLimitInSecs()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0a</text:p>
          </table:table-cell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UINT_3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 table:number-columns-spanned="1" table:number-rows-spanned="11">
            <text:p>IMAGESTATS</text:p>
          </table:table-cell>
          <table:table-cell office:value-type="string" calcext:value-type="string">
            <text:p>imageStatsGetTotalHistPixels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PopBelowLowToHighThresh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PopAboveHighToLowThresh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INT_32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Set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3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FLR_ROI_T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imageStatsGet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FLR_ROI_T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FirstBin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LastBin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Mean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FirstBin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LastBin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imageStatsGetMeanInROI()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 table:number-columns-spanned="1" table:number-rows-spanned="9">
            <text:p>SRNR</text:p>
          </table:table-cell>
          <table:table-cell office:value-type="string" calcext:value-type="string">
            <text:p>srnrSetEnableState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R_ENABLE_E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rnrGetEnableState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FLR_ENABLE_E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rnrSetThRowSum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rnrGetThRowSum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rnrSetThPixel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rnrGetThPixel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rnrSetMaxCorr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INT_16</text:p>
          </table:table-cell>
          <table:table-cell table:number-columns-repeated="58"/>
        </table:table-row>
        <table:table-row table:style-name="ro1">
          <table:covered-table-cell/>
          <table:table-cell office:value-type="string" calcext:value-type="string">
            <text:p>srnrGetMaxCorr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covered-table-cell/>
          <table:table-cell office:value-type="string" calcext:value-type="string">
            <text:p>srnrGetThPixelApplied()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0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INT_1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UMMY</text:p>
          </table:table-cell>
          <table:table-cell office:value-type="string" calcext:value-type="string">
            <text:p>dummyBadCommand()</text:p>
          </table:table-cell>
          <table:table-cell office:value-type="string" calcext:value-type="string">
            <text:p>0xdead</text:p>
          </table:table-cell>
          <table:table-cell office:value-type="string" calcext:value-type="string">
            <text:p>0xbe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iberately invalid Command Id for negative testing</text:p>
          </table:table-cell>
          <table:table-cell table:number-columns-repeated="58"/>
        </table:table-row>
        <table:table-row table:style-name="ro1" table:number-rows-repeated="104821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2:32:23.301897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3:09:07.905929712</meta:creation-date>
    <meta:generator>LibreOffice/6.4.6.2$Linux_X86_64 LibreOffice_project/40$Build-2</meta:generator>
    <dc:date>2020-12-28T12:39:36.107676344</dc:date>
    <meta:editing-duration>PT9H2M57S</meta:editing-duration>
    <meta:editing-cycles>133</meta:editing-cycles>
    <meta:document-statistic meta:table-count="1" meta:cell-count="1979" meta:object-count="0"/>
  </office:meta>
</office:document-meta>
</file>